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4.419791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PROJECT GO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 basic Wikipedia web scraper with UI that downloads outputs to host folder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ILESTONES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STIMAT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t in any Wikipedia URL and scrape the basic conten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ve outputs be saved to current host directory no matter location.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low Scrape button to be used over and over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e sure all of the paragraphs are properly spaced with line breaks.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ke sure numbers in text point down to numbered references.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ve output filename as name of article.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int any quote boxes in their proper place in the article.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int any info boxes near the top of the article.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mit default size of window.</text:p>
          </table:table-cell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Sheet1.A5:Sheet1.B1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Matthew Willard</dc:creator>
    <meta:creation-date>2022-10-08T09:26:08Z</meta:creation-date>
    <dc:date>2022-10-12T11:44:51Z</dc:date>
    <meta:editing-cycles>3</meta:editing-cycles>
    <meta:editing-duration>PT863S</meta:editing-duration>
  </office:meta>
</office:document-meta>
</file>